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1"/>
    </style:style>
    <style:style style:name="ce3" style:family="table-cell" style:parent-style-name="Default" style:data-style-name="N12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7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3" table:default-cell-style-name="Default"/>
        <table:table-row table:style-name="ro1">
          <table:table-cell/>
          <table:table-cell table:style-name="Default" table:number-columns-repeated="2"/>
          <table:table-cell table:number-columns-repeated="9"/>
          <table:table-cell office:value-type="string" calcext:value-type="string">
            <text:p>interferenci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ax</text:p>
          </table:table-cell>
          <table:table-cell table:style-name="Default" table:formula="of:=MAX([.F6:.F66])" office:value-type="float" office:value="42.5867317224723" calcext:value-type="float">
            <text:p>42.5867317225</text:p>
          </table:table-cell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min</text:p>
          </table:table-cell>
          <table:table-cell table:style-name="Default" table:formula="of:=MIN([.F6:.F66])" office:value-type="float" office:value="5.78023504416789" calcext:value-type="float">
            <text:p>5.7802350442</text:p>
          </table:table-cell>
          <table:table-cell table:number-columns-repeated="3"/>
          <table:table-cell table:style-name="ce1" office:value-type="string" calcext:value-type="string">
            <text:p>lambda0</text:p>
          </table:table-cell>
          <table:table-cell table:style-name="ce1" office:value-type="float" office:value="0.6328" calcext:value-type="float">
            <text:p>0.6328</text:p>
          </table:table-cell>
          <table:table-cell table:style-name="ce1" office:value-type="string" calcext:value-type="string">
            <text:p>um</text:p>
          </table:table-cell>
          <table:table-cell table:number-columns-repeated="2"/>
          <table:table-cell table:style-name="ce1" office:value-type="string" calcext:value-type="string">
            <text:p>prouzku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mm/s</text:p>
          </table:table-cell>
          <table:table-cell table:number-columns-repeated="5"/>
          <table:table-cell table:style-name="ce1" office:value-type="string" calcext:value-type="string">
            <text:p>x2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string" calcext:value-type="string">
            <text:p>c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*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v_x</text:p>
          </table:table-cell>
          <table:table-cell office:value-type="string" calcext:value-type="string">
            <text:p>X-mean sq</text:p>
          </table:table-cell>
          <table:table-cell table:number-columns-repeated="4"/>
          <table:table-cell table:style-name="ce1" office:value-type="string" calcext:value-type="string">
            <text:p>x1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string" calcext:value-type="string">
            <text:p>cm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04" calcext:value-type="float">
            <text:p>20.04</text:p>
          </table:table-cell>
          <table:table-cell office:value-type="float" office:value="4" calcext:value-type="float">
            <text:p>4</text:p>
          </table:table-cell>
          <table:table-cell table:formula="of:=[.B6]/[.C6]" office:value-type="float" office:value="5.01" calcext:value-type="float">
            <text:p>5.01</text:p>
          </table:table-cell>
          <table:table-cell table:formula="of:=1/[.D6]" office:value-type="float" office:value="0.199600798403194" calcext:value-type="float">
            <text:p>0.1996007984</text:p>
          </table:table-cell>
          <table:table-cell table:formula="of:=[.$M$14]*[.E6]" office:value-type="float" office:value="5.78023504416789" calcext:value-type="float">
            <text:p>5.7802350442</text:p>
          </table:table-cell>
          <table:table-cell table:formula="of:=([.F6]-[.$J$8])^2" office:value-type="float" office:value="255.302993092435" calcext:value-type="float">
            <text:p>255.3029930924</text:p>
          </table:table-cell>
          <table:table-cell table:number-columns-repeated="4"/>
          <table:table-cell office:value-type="string" calcext:value-type="string">
            <text:p>ndx</text:p>
          </table:table-cell>
          <table:table-cell table:formula="of:=[.M4]-[.M5]" office:value-type="float" office:value="0.028" calcext:value-type="float">
            <text:p>0.028</text:p>
          </table:table-cell>
          <table:table-cell office:value-type="string" calcext:value-type="string">
            <text:p>cm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17.27" calcext:value-type="float">
            <text:p>17.27</text:p>
          </table:table-cell>
          <table:table-cell office:value-type="float" office:value="4" calcext:value-type="float">
            <text:p>4</text:p>
          </table:table-cell>
          <table:table-cell table:formula="of:=[.B7]/[.C7]" office:value-type="float" office:value="4.3175" calcext:value-type="float">
            <text:p>4.3175</text:p>
          </table:table-cell>
          <table:table-cell table:formula="of:=1/[.D7]" office:value-type="float" office:value="0.231615518239722" calcext:value-type="float">
            <text:p>0.2316155182</text:p>
          </table:table-cell>
          <table:table-cell table:formula="of:=[.$M$14]*[.E7]" office:value-type="float" office:value="6.70734859786477" calcext:value-type="float">
            <text:p>6.7073485979</text:p>
          </table:table-cell>
          <table:table-cell table:formula="of:=([.F7]-[.$J$8])^2" office:value-type="float" office:value="226.535314228297" calcext:value-type="float">
            <text:p>226.5353142283</text:p>
          </table:table-cell>
          <table:table-cell table:number-columns-repeated="4"/>
          <table:table-cell office:value-type="string" calcext:value-type="string">
            <text:p>dF</text:p>
          </table:table-cell>
          <table:table-cell table:formula="of:=[.M6]/[.M3]" office:value-type="float" office:value="0.0028" calcext:value-type="float">
            <text:p>0.0028</text:p>
          </table:table-cell>
          <table:table-cell office:value-type="string" calcext:value-type="string">
            <text:p>c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97" calcext:value-type="float">
            <text:p>10.97</text:p>
          </table:table-cell>
          <table:table-cell office:value-type="float" office:value="3" calcext:value-type="float">
            <text:p>3</text:p>
          </table:table-cell>
          <table:table-cell table:formula="of:=[.B8]/[.C8]" office:value-type="float" office:value="3.65666666666667" calcext:value-type="float">
            <text:p>3.6566666667</text:p>
          </table:table-cell>
          <table:table-cell table:formula="of:=1/[.D8]" office:value-type="float" office:value="0.273473108477666" calcext:value-type="float">
            <text:p>0.2734731085</text:p>
          </table:table-cell>
          <table:table-cell table:formula="of:=[.$M$14]*[.E8]" office:value-type="float" office:value="7.91950161475327" calcext:value-type="float">
            <text:p>7.9195016148</text:p>
          </table:table-cell>
          <table:table-cell table:formula="of:=([.F8]-[.$J$8])^2" office:value-type="float" office:value="191.516180537347" calcext:value-type="float">
            <text:p>191.5161805373</text:p>
          </table:table-cell>
          <table:table-cell/>
          <table:table-cell office:value-type="string" calcext:value-type="string">
            <text:p>mean</text:p>
          </table:table-cell>
          <table:table-cell table:formula="of:=AVERAGE([.F6:.F66])" office:value-type="float" office:value="21.7584387320808" calcext:value-type="float">
            <text:p>21.7584387321</text:p>
          </table:table-cell>
          <table:table-cell table:number-columns-repeated="2"/>
          <table:table-cell table:formula="of:=[.M7]*10000" office:value-type="float" office:value="28" calcext:value-type="float">
            <text:p>28</text:p>
          </table:table-cell>
          <table:table-cell office:value-type="string" calcext:value-type="string">
            <text:p>um</text:p>
          </table:table-cell>
          <table:table-cell office:value-type="float" office:value="2" calcext:value-type="float">
            <text:p>2</text:p>
          </table:table-cell>
          <table:table-cell table:formula="of:=[.O8]/[.M8]" office:value-type="float" office:value="0.0714285714285715" calcext:value-type="float">
            <text:p>0.0714285714</text:p>
          </table:table-cell>
        </table:table-row>
        <table:table-row table:style-name="ro1">
          <table:table-cell/>
          <table:table-cell office:value-type="float" office:value="15.24" calcext:value-type="float">
            <text:p>15.24</text:p>
          </table:table-cell>
          <table:table-cell office:value-type="float" office:value="5" calcext:value-type="float">
            <text:p>5</text:p>
          </table:table-cell>
          <table:table-cell table:formula="of:=[.B9]/[.C9]" office:value-type="float" office:value="3.048" calcext:value-type="float">
            <text:p>3.048</text:p>
          </table:table-cell>
          <table:table-cell table:formula="of:=1/[.D9]" office:value-type="float" office:value="0.328083989501312" calcext:value-type="float">
            <text:p>0.3280839895</text:p>
          </table:table-cell>
          <table:table-cell table:formula="of:=[.$M$14]*[.E9]" office:value-type="float" office:value="9.50097689346494" calcext:value-type="float">
            <text:p>9.5009768935</text:p>
          </table:table-cell>
          <table:table-cell table:formula="of:=([.F9]-[.$J$8])^2" office:value-type="float" office:value="150.245370725125" calcext:value-type="float">
            <text:p>150.2453707251</text:p>
          </table:table-cell>
          <table:table-cell/>
          <table:table-cell office:value-type="string" calcext:value-type="string">
            <text:p>stddev</text:p>
          </table:table-cell>
          <table:table-cell table:formula="of:=STDEV([.F6:.F66])" office:value-type="float" office:value="8.23924462956077" calcext:value-type="float">
            <text:p>8.2392446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.22" calcext:value-type="float">
            <text:p>18.22</text:p>
          </table:table-cell>
          <table:table-cell office:value-type="float" office:value="6" calcext:value-type="float">
            <text:p>6</text:p>
          </table:table-cell>
          <table:table-cell table:formula="of:=[.B10]/[.C10]" office:value-type="float" office:value="3.03666666666667" calcext:value-type="float">
            <text:p>3.0366666667</text:p>
          </table:table-cell>
          <table:table-cell table:formula="of:=1/[.D10]" office:value-type="float" office:value="0.329308452250274" calcext:value-type="float">
            <text:p>0.3293084523</text:p>
          </table:table-cell>
          <table:table-cell table:formula="of:=[.$M$14]*[.E10]" office:value-type="float" office:value="9.536436082749" calcext:value-type="float">
            <text:p>9.5364360827</text:p>
          </table:table-cell>
          <table:table-cell table:formula="of:=([.F10]-[.$J$8])^2" office:value-type="float" office:value="149.377348760275" calcext:value-type="float">
            <text:p>149.37734876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.3" calcext:value-type="float">
            <text:p>14.3</text:p>
          </table:table-cell>
          <table:table-cell office:value-type="float" office:value="6" calcext:value-type="float">
            <text:p>6</text:p>
          </table:table-cell>
          <table:table-cell table:formula="of:=[.B11]/[.C11]" office:value-type="float" office:value="2.38333333333333" calcext:value-type="float">
            <text:p>2.3833333333</text:p>
          </table:table-cell>
          <table:table-cell table:formula="of:=1/[.D11]" office:value-type="float" office:value="0.41958041958042" calcext:value-type="float">
            <text:p>0.4195804196</text:p>
          </table:table-cell>
          <table:table-cell table:formula="of:=[.$M$14]*[.E11]" office:value-type="float" office:value="12.1506199599781" calcext:value-type="float">
            <text:p>12.15061996</text:p>
          </table:table-cell>
          <table:table-cell table:formula="of:=([.F11]-[.$J$8])^2" office:value-type="float" office:value="92.31018155757" calcext:value-type="float">
            <text:p>92.3101815576</text:p>
          </table:table-cell>
          <table:table-cell/>
          <table:table-cell office:value-type="string" calcext:value-type="string">
            <text:p>sigma</text:p>
          </table:table-cell>
          <table:table-cell table:formula="of:=SQRT(SUM([.G6:.G66])/60)" office:value-type="float" office:value="8.23924462956077" calcext:value-type="float">
            <text:p>8.2392446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.5" calcext:value-type="float">
            <text:p>23.5</text:p>
          </table:table-cell>
          <table:table-cell office:value-type="float" office:value="10" calcext:value-type="float">
            <text:p>10</text:p>
          </table:table-cell>
          <table:table-cell table:formula="of:=[.B12]/[.C12]" office:value-type="float" office:value="2.35" calcext:value-type="float">
            <text:p>2.35</text:p>
          </table:table-cell>
          <table:table-cell table:formula="of:=1/[.D12]" office:value-type="float" office:value="0.425531914893617" calcext:value-type="float">
            <text:p>0.4255319149</text:p>
          </table:table-cell>
          <table:table-cell table:formula="of:=[.$M$14]*[.E12]" office:value-type="float" office:value="12.3229691792686" calcext:value-type="float">
            <text:p>12.3229691793</text:p>
          </table:table-cell>
          <table:table-cell table:formula="of:=([.F12]-[.$J$8])^2" office:value-type="float" office:value="89.0280856820476" calcext:value-type="float">
            <text:p>89.028085682</text:p>
          </table:table-cell>
          <table:table-cell table:number-columns-repeated="4"/>
          <table:table-cell office:value-type="string" calcext:value-type="string">
            <text:p>dfi</text:p>
          </table:table-cell>
          <table:table-cell table:formula="of:=[.M8]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3.7" calcext:value-type="float">
            <text:p>13.7</text:p>
          </table:table-cell>
          <table:table-cell office:value-type="float" office:value="6" calcext:value-type="float">
            <text:p>6</text:p>
          </table:table-cell>
          <table:table-cell table:formula="of:=[.B13]/[.C13]" office:value-type="float" office:value="2.28333333333333" calcext:value-type="float">
            <text:p>2.2833333333</text:p>
          </table:table-cell>
          <table:table-cell table:formula="of:=1/[.D13]" office:value-type="float" office:value="0.437956204379562" calcext:value-type="float">
            <text:p>0.4379562044</text:p>
          </table:table-cell>
          <table:table-cell table:formula="of:=[.$M$14]*[.E13]" office:value-type="float" office:value="12.6827638998312" calcext:value-type="float">
            <text:p>12.6827638998</text:p>
          </table:table-cell>
          <table:table-cell table:formula="of:=([.F13]-[.$J$8])^2" office:value-type="float" office:value="82.3678736607306" calcext:value-type="float">
            <text:p>82.3678736607</text:p>
          </table:table-cell>
          <table:table-cell table:number-columns-repeated="4"/>
          <table:table-cell office:value-type="string" calcext:value-type="string">
            <text:p>dfg</text:p>
          </table:table-cell>
          <table:table-cell table:formula="of:=[.M25]" office:value-type="float" office:value="29.36192" calcext:value-type="float">
            <text:p>29.36192</text:p>
          </table:table-cell>
          <table:table-cell table:formula="of:=[.O25]" office:value-type="float" office:value="0.8403584" calcext:value-type="float">
            <text:p>0.8403584</text:p>
          </table:table-cell>
          <table:table-cell table:formula="of:=[.P25]" office:value-type="float" office:value="0.0286206896551724" calcext:value-type="float">
            <text:p>0.0286206897</text:p>
          </table:table-cell>
          <table:table-cell/>
        </table:table-row>
        <table:table-row table:style-name="ro1">
          <table:table-cell/>
          <table:table-cell office:value-type="float" office:value="9.11" calcext:value-type="float">
            <text:p>9.11</text:p>
          </table:table-cell>
          <table:table-cell office:value-type="float" office:value="4" calcext:value-type="float">
            <text:p>4</text:p>
          </table:table-cell>
          <table:table-cell table:formula="of:=[.B14]/[.C14]" office:value-type="float" office:value="2.2775" calcext:value-type="float">
            <text:p>2.2775</text:p>
          </table:table-cell>
          <table:table-cell table:formula="of:=1/[.D14]" office:value-type="float" office:value="0.439077936333699" calcext:value-type="float">
            <text:p>0.4390779363</text:p>
          </table:table-cell>
          <table:table-cell table:formula="of:=[.$M$14]*[.E14]" office:value-type="float" office:value="12.715248110332" calcext:value-type="float">
            <text:p>12.7152481103</text:p>
          </table:table-cell>
          <table:table-cell table:formula="of:=([.F14]-[.$J$8])^2" office:value-type="float" office:value="81.7792966212863" calcext:value-type="float">
            <text:p>81.7792966213</text:p>
          </table:table-cell>
          <table:table-cell table:number-columns-repeated="4"/>
          <table:table-cell office:value-type="string" calcext:value-type="string">
            <text:p>dF</text:p>
          </table:table-cell>
          <table:table-cell table:formula="of:=([.M12]*[.N13]+[.M13]*[.N12])/([.N12]+[.N13])" office:value-type="float" office:value="28.9589775712811" calcext:value-type="float">
            <text:p>28.9589775713</text:p>
          </table:table-cell>
          <table:table-cell table:formula="of:=([.N12]*[.O13]+[.N13]*[.O12])/([.O12]+[.O13])" office:value-type="float" office:value="0.851317098941136" calcext:value-type="float">
            <text:p>0.85131709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48" calcext:value-type="float">
            <text:p>15.48</text:p>
          </table:table-cell>
          <table:table-cell office:value-type="float" office:value="7" calcext:value-type="float">
            <text:p>7</text:p>
          </table:table-cell>
          <table:table-cell table:formula="of:=[.B15]/[.C15]" office:value-type="float" office:value="2.21142857142857" calcext:value-type="float">
            <text:p>2.2114285714</text:p>
          </table:table-cell>
          <table:table-cell table:formula="of:=1/[.D15]" office:value-type="float" office:value="0.452196382428941" calcext:value-type="float">
            <text:p>0.4521963824</text:p>
          </table:table-cell>
          <table:table-cell table:formula="of:=[.$M$14]*[.E15]" office:value-type="float" office:value="13.0951448965742" calcext:value-type="float">
            <text:p>13.0951448966</text:p>
          </table:table-cell>
          <table:table-cell table:formula="of:=([.F15]-[.$J$8])^2" office:value-type="float" office:value="75.0526600803283" calcext:value-type="float">
            <text:p>75.05266008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7.48" calcext:value-type="float">
            <text:p>17.48</text:p>
          </table:table-cell>
          <table:table-cell office:value-type="float" office:value="8" calcext:value-type="float">
            <text:p>8</text:p>
          </table:table-cell>
          <table:table-cell table:formula="of:=[.B16]/[.C16]" office:value-type="float" office:value="2.185" calcext:value-type="float">
            <text:p>2.185</text:p>
          </table:table-cell>
          <table:table-cell table:formula="of:=1/[.D16]" office:value-type="float" office:value="0.45766590389016" calcext:value-type="float">
            <text:p>0.4576659039</text:p>
          </table:table-cell>
          <table:table-cell table:formula="of:=[.$M$14]*[.E16]" office:value-type="float" office:value="13.2535366458953" calcext:value-type="float">
            <text:p>13.2535366459</text:p>
          </table:table-cell>
          <table:table-cell table:formula="of:=([.F16]-[.$J$8])^2" office:value-type="float" office:value="72.3333594956041" calcext:value-type="float">
            <text:p>72.33335949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.84" calcext:value-type="float">
            <text:p>12.84</text:p>
          </table:table-cell>
          <table:table-cell office:value-type="float" office:value="6" calcext:value-type="float">
            <text:p>6</text:p>
          </table:table-cell>
          <table:table-cell table:formula="of:=[.B17]/[.C17]" office:value-type="float" office:value="2.14" calcext:value-type="float">
            <text:p>2.14</text:p>
          </table:table-cell>
          <table:table-cell table:formula="of:=1/[.D17]" office:value-type="float" office:value="0.467289719626168" calcext:value-type="float">
            <text:p>0.4672897196</text:p>
          </table:table-cell>
          <table:table-cell table:formula="of:=[.$M$14]*[.E17]" office:value-type="float" office:value="13.5322325099445" calcext:value-type="float">
            <text:p>13.5322325099</text:p>
          </table:table-cell>
          <table:table-cell table:formula="of:=([.F17]-[.$J$8])^2" office:value-type="float" office:value="67.6704688091156" calcext:value-type="float">
            <text:p>67.67046880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8.52" calcext:value-type="float">
            <text:p>18.52</text:p>
          </table:table-cell>
          <table:table-cell office:value-type="float" office:value="9" calcext:value-type="float">
            <text:p>9</text:p>
          </table:table-cell>
          <table:table-cell table:formula="of:=[.B18]/[.C18]" office:value-type="float" office:value="2.05777777777778" calcext:value-type="float">
            <text:p>2.0577777778</text:p>
          </table:table-cell>
          <table:table-cell table:formula="of:=1/[.D18]" office:value-type="float" office:value="0.485961123110151" calcext:value-type="float">
            <text:p>0.4859611231</text:p>
          </table:table-cell>
          <table:table-cell table:formula="of:=[.$M$14]*[.E18]" office:value-type="float" office:value="14.0729372646615" calcext:value-type="float">
            <text:p>14.0729372647</text:p>
          </table:table-cell>
          <table:table-cell table:formula="of:=([.F18]-[.$J$8])^2" office:value-type="float" office:value="59.0669328057056" calcext:value-type="float">
            <text:p>59.06693280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.31" calcext:value-type="float">
            <text:p>14.31</text:p>
          </table:table-cell>
          <table:table-cell office:value-type="float" office:value="7" calcext:value-type="float">
            <text:p>7</text:p>
          </table:table-cell>
          <table:table-cell table:formula="of:=[.B19]/[.C19]" office:value-type="float" office:value="2.04428571428571" calcext:value-type="float">
            <text:p>2.0442857143</text:p>
          </table:table-cell>
          <table:table-cell table:formula="of:=1/[.D19]" office:value-type="float" office:value="0.489168413696716" calcext:value-type="float">
            <text:p>0.4891684137</text:p>
          </table:table-cell>
          <table:table-cell table:formula="of:=[.$M$14]*[.E19]" office:value-type="float" office:value="14.1658171208224" calcext:value-type="float">
            <text:p>14.1658171208</text:p>
          </table:table-cell>
          <table:table-cell table:formula="of:=([.F19]-[.$J$8])^2" office:value-type="float" office:value="57.6479029317495" calcext:value-type="float">
            <text:p>57.6479029317</text:p>
          </table:table-cell>
          <table:table-cell table:number-columns-repeated="4"/>
          <table:table-cell office:value-type="string" calcext:value-type="string">
            <text:p>z geometr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45" calcext:value-type="float">
            <text:p>15.45</text:p>
          </table:table-cell>
          <table:table-cell office:value-type="float" office:value="8" calcext:value-type="float">
            <text:p>8</text:p>
          </table:table-cell>
          <table:table-cell table:formula="of:=[.B20]/[.C20]" office:value-type="float" office:value="1.93125" calcext:value-type="float">
            <text:p>1.93125</text:p>
          </table:table-cell>
          <table:table-cell table:formula="of:=1/[.D20]" office:value-type="float" office:value="0.517799352750809" calcext:value-type="float">
            <text:p>0.5177993528</text:p>
          </table:table-cell>
          <table:table-cell table:formula="of:=[.$M$14]*[.E20]" office:value-type="float" office:value="14.9949398427346" calcext:value-type="float">
            <text:p>14.9949398427</text:p>
          </table:table-cell>
          <table:table-cell table:formula="of:=([.F20]-[.$J$8])^2" office:value-type="float" office:value="45.7449172261884" calcext:value-type="float">
            <text:p>45.74491722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34" calcext:value-type="float">
            <text:p>9.34</text:p>
          </table:table-cell>
          <table:table-cell office:value-type="float" office:value="5" calcext:value-type="float">
            <text:p>5</text:p>
          </table:table-cell>
          <table:table-cell table:formula="of:=[.B21]/[.C21]" office:value-type="float" office:value="1.868" calcext:value-type="float">
            <text:p>1.868</text:p>
          </table:table-cell>
          <table:table-cell table:formula="of:=1/[.D21]" office:value-type="float" office:value="0.535331905781585" calcext:value-type="float">
            <text:p>0.5353319058</text:p>
          </table:table-cell>
          <table:table-cell table:formula="of:=[.$M$14]*[.E21]" office:value-type="float" office:value="15.5026646527201" calcext:value-type="float">
            <text:p>15.5026646527</text:p>
          </table:table-cell>
          <table:table-cell table:formula="of:=([.F21]-[.$J$8])^2" office:value-type="float" office:value="39.1347093320019" calcext:value-type="float">
            <text:p>39.134709332</text:p>
          </table:table-cell>
          <table:table-cell table:number-columns-repeated="4"/>
          <table:table-cell table:style-name="ce1" office:value-type="string" calcext:value-type="string">
            <text:p>zakladna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cm</text:p>
          </table:table-cell>
          <table:table-cell office:value-type="float" office:value="0.05" calcext:value-type="float">
            <text:p>0.05</text:p>
          </table:table-cell>
          <table:table-cell table:formula="of:=[.O21]/[.M21]"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10.82" calcext:value-type="float">
            <text:p>10.82</text:p>
          </table:table-cell>
          <table:table-cell office:value-type="float" office:value="6" calcext:value-type="float">
            <text:p>6</text:p>
          </table:table-cell>
          <table:table-cell table:formula="of:=[.B22]/[.C22]" office:value-type="float" office:value="1.80333333333333" calcext:value-type="float">
            <text:p>1.8033333333</text:p>
          </table:table-cell>
          <table:table-cell table:formula="of:=1/[.D22]" office:value-type="float" office:value="0.55452865064695" calcext:value-type="float">
            <text:p>0.5545286506</text:p>
          </table:table-cell>
          <table:table-cell table:formula="of:=[.$M$14]*[.E22]" office:value-type="float" office:value="16.0585827567178" calcext:value-type="float">
            <text:p>16.0585827567</text:p>
          </table:table-cell>
          <table:table-cell table:formula="of:=([.F22]-[.$J$8])^2" office:value-type="float" office:value="32.4883581398817" calcext:value-type="float">
            <text:p>32.4883581399</text:p>
          </table:table-cell>
          <table:table-cell table:number-columns-repeated="4"/>
          <table:table-cell table:style-name="ce1" office:value-type="string" calcext:value-type="string">
            <text:p>vyska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formula="of:=[.O22]/[.M22]" office:value-type="float" office:value="0.00862068965517241" calcext:value-type="float">
            <text:p>0.0086206897</text:p>
          </table:table-cell>
        </table:table-row>
        <table:table-row table:style-name="ro1">
          <table:table-cell/>
          <table:table-cell office:value-type="float" office:value="16.02" calcext:value-type="float">
            <text:p>16.02</text:p>
          </table:table-cell>
          <table:table-cell office:value-type="float" office:value="9" calcext:value-type="float">
            <text:p>9</text:p>
          </table:table-cell>
          <table:table-cell table:formula="of:=[.B23]/[.C23]" office:value-type="float" office:value="1.78" calcext:value-type="float">
            <text:p>1.78</text:p>
          </table:table-cell>
          <table:table-cell table:formula="of:=1/[.D23]" office:value-type="float" office:value="0.561797752808989" calcext:value-type="float">
            <text:p>0.5617977528</text:p>
          </table:table-cell>
          <table:table-cell table:formula="of:=[.$M$14]*[.E23]" office:value-type="float" office:value="16.2690885231917" calcext:value-type="float">
            <text:p>16.2690885232</text:p>
          </table:table-cell>
          <table:table-cell table:formula="of:=([.F23]-[.$J$8])^2" office:value-type="float" office:value="30.1329657158319" calcext:value-type="float">
            <text:p>30.1329657158</text:p>
          </table:table-cell>
          <table:table-cell table:number-columns-repeated="4"/>
          <table:table-cell office:value-type="string" calcext:value-type="string">
            <text:p>tan(v/2)</text:p>
          </table:table-cell>
          <table:table-cell table:formula="of:=[.M21]/2/[.M22]" office:value-type="float" office:value="0.0107758620689655" calcext:value-type="float">
            <text:p>0.0107758621</text:p>
          </table:table-cell>
          <table:table-cell table:number-columns-repeated="2"/>
          <table:table-cell table:formula="of:=[.P22]+[.P21]" office:value-type="float" office:value="0.0286206896551724" calcext:value-type="float">
            <text:p>0.0286206897</text:p>
          </table:table-cell>
        </table:table-row>
        <table:table-row table:style-name="ro1">
          <table:table-cell/>
          <table:table-cell office:value-type="float" office:value="8.71" calcext:value-type="float">
            <text:p>8.71</text:p>
          </table:table-cell>
          <table:table-cell office:value-type="float" office:value="5" calcext:value-type="float">
            <text:p>5</text:p>
          </table:table-cell>
          <table:table-cell table:formula="of:=[.B24]/[.C24]" office:value-type="float" office:value="1.742" calcext:value-type="float">
            <text:p>1.742</text:p>
          </table:table-cell>
          <table:table-cell table:formula="of:=1/[.D24]" office:value-type="float" office:value="0.574052812858783" calcext:value-type="float">
            <text:p>0.5740528129</text:p>
          </table:table-cell>
          <table:table-cell table:formula="of:=[.$M$14]*[.E24]" office:value-type="float" office:value="16.6239825323083" calcext:value-type="float">
            <text:p>16.6239825323</text:p>
          </table:table-cell>
          <table:table-cell table:formula="of:=([.F24]-[.$J$8])^2" office:value-type="float" office:value="26.3626404673823" calcext:value-type="float">
            <text:p>26.3626404674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formula="of:=2*ATAN([.M23])" office:value-type="float" office:value="0.0215508900063664" calcext:value-type="float">
            <text:p>0.02155089</text:p>
          </table:table-cell>
          <table:table-cell office:value-type="string" calcext:value-type="string">
            <text:p>rad</text:p>
          </table:table-cell>
          <table:table-cell table:formula="of:=[.P24]*[.M24]" office:value-type="float" office:value="0.000616801334664969" calcext:value-type="float">
            <text:p>0.0006168013</text:p>
          </table:table-cell>
          <table:table-cell table:formula="of:=[.P23]" office:value-type="float" office:value="0.0286206896551724" calcext:value-type="float">
            <text:p>0.0286206897</text:p>
          </table:table-cell>
        </table:table-row>
        <table:table-row table:style-name="ro1">
          <table:table-cell/>
          <table:table-cell office:value-type="float" office:value="10.34" calcext:value-type="float">
            <text:p>10.34</text:p>
          </table:table-cell>
          <table:table-cell office:value-type="float" office:value="6" calcext:value-type="float">
            <text:p>6</text:p>
          </table:table-cell>
          <table:table-cell table:formula="of:=[.B25]/[.C25]" office:value-type="float" office:value="1.72333333333333" calcext:value-type="float">
            <text:p>1.7233333333</text:p>
          </table:table-cell>
          <table:table-cell table:formula="of:=1/[.D25]" office:value-type="float" office:value="0.58027079303675" calcext:value-type="float">
            <text:p>0.580270793</text:p>
          </table:table-cell>
          <table:table-cell table:formula="of:=[.$M$14]*[.E25]" office:value-type="float" office:value="16.8040488808208" calcext:value-type="float">
            <text:p>16.8040488808</text:p>
          </table:table-cell>
          <table:table-cell table:formula="of:=([.F25]-[.$J$8])^2" office:value-type="float" office:value="24.5459787982689" calcext:value-type="float">
            <text:p>24.5459787983</text:p>
          </table:table-cell>
          <table:table-cell table:number-columns-repeated="4"/>
          <table:table-cell office:value-type="string" calcext:value-type="string">
            <text:p>dF</text:p>
          </table:table-cell>
          <table:table-cell table:formula="of:=[.H3]/2/[.M23]" office:value-type="float" office:value="29.36192" calcext:value-type="float">
            <text:p>29.36192</text:p>
          </table:table-cell>
          <table:table-cell office:value-type="string" calcext:value-type="string">
            <text:p>um</text:p>
          </table:table-cell>
          <table:table-cell table:formula="of:=[.P25]*[.M25]" office:value-type="float" office:value="0.8403584" calcext:value-type="float">
            <text:p>0.8403584</text:p>
          </table:table-cell>
          <table:table-cell table:formula="of:=[.P24]" office:value-type="float" office:value="0.0286206896551724" calcext:value-type="float">
            <text:p>0.0286206897</text:p>
          </table:table-cell>
        </table:table-row>
        <table:table-row table:style-name="ro1">
          <table:table-cell/>
          <table:table-cell office:value-type="float" office:value="11.69" calcext:value-type="float">
            <text:p>11.69</text:p>
          </table:table-cell>
          <table:table-cell office:value-type="float" office:value="7" calcext:value-type="float">
            <text:p>7</text:p>
          </table:table-cell>
          <table:table-cell table:formula="of:=[.B26]/[.C26]" office:value-type="float" office:value="1.67" calcext:value-type="float">
            <text:p>1.67</text:p>
          </table:table-cell>
          <table:table-cell table:formula="of:=1/[.D26]" office:value-type="float" office:value="0.598802395209581" calcext:value-type="float">
            <text:p>0.5988023952</text:p>
          </table:table-cell>
          <table:table-cell table:formula="of:=[.$M$14]*[.E26]" office:value-type="float" office:value="17.3407051325037" calcext:value-type="float">
            <text:p>17.3407051325</text:p>
          </table:table-cell>
          <table:table-cell table:formula="of:=([.F26]-[.$J$8])^2" office:value-type="float" office:value="19.5163701568331" calcext:value-type="float">
            <text:p>19.51637015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.37" calcext:value-type="float">
            <text:p>11.37</text:p>
          </table:table-cell>
          <table:table-cell office:value-type="float" office:value="7" calcext:value-type="float">
            <text:p>7</text:p>
          </table:table-cell>
          <table:table-cell table:formula="of:=[.B27]/[.C27]" office:value-type="float" office:value="1.62428571428571" calcext:value-type="float">
            <text:p>1.6242857143</text:p>
          </table:table-cell>
          <table:table-cell table:formula="of:=1/[.D27]" office:value-type="float" office:value="0.615655233069481" calcext:value-type="float">
            <text:p>0.6156552331</text:p>
          </table:table-cell>
          <table:table-cell table:formula="of:=[.$M$14]*[.E27]" office:value-type="float" office:value="17.828746086101" calcext:value-type="float">
            <text:p>17.8287460861</text:p>
          </table:table-cell>
          <table:table-cell table:formula="of:=([.F27]-[.$J$8])^2" office:value-type="float" office:value="15.4424842918684" calcext:value-type="float">
            <text:p>15.44248429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.9" calcext:value-type="float">
            <text:p>12.9</text:p>
          </table:table-cell>
          <table:table-cell office:value-type="float" office:value="8" calcext:value-type="float">
            <text:p>8</text:p>
          </table:table-cell>
          <table:table-cell table:formula="of:=[.B28]/[.C28]" office:value-type="float" office:value="1.6125" calcext:value-type="float">
            <text:p>1.6125</text:p>
          </table:table-cell>
          <table:table-cell table:formula="of:=1/[.D28]" office:value-type="float" office:value="0.62015503875969" calcext:value-type="float">
            <text:p>0.6201550388</text:p>
          </table:table-cell>
          <table:table-cell table:formula="of:=[.$M$14]*[.E28]" office:value-type="float" office:value="17.9590558581588" calcext:value-type="float">
            <text:p>17.9590558582</text:p>
          </table:table-cell>
          <table:table-cell table:formula="of:=([.F28]-[.$J$8])^2" office:value-type="float" office:value="14.4353102226518" calcext:value-type="float">
            <text:p>14.43531022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.5" calcext:value-type="float">
            <text:p>20.5</text:p>
          </table:table-cell>
          <table:table-cell office:value-type="float" office:value="13" calcext:value-type="float">
            <text:p>13</text:p>
          </table:table-cell>
          <table:table-cell table:formula="of:=[.B29]/[.C29]" office:value-type="float" office:value="1.57692307692308" calcext:value-type="float">
            <text:p>1.5769230769</text:p>
          </table:table-cell>
          <table:table-cell table:formula="of:=1/[.D29]" office:value-type="float" office:value="0.634146341463415" calcext:value-type="float">
            <text:p>0.6341463415</text:p>
          </table:table-cell>
          <table:table-cell table:formula="of:=[.$M$14]*[.E29]" office:value-type="float" office:value="18.364229679349" calcext:value-type="float">
            <text:p>18.3642296793</text:p>
          </table:table-cell>
          <table:table-cell table:formula="of:=([.F29]-[.$J$8])^2" office:value-type="float" office:value="11.5206550936468" calcext:value-type="float">
            <text:p>11.52065509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22" calcext:value-type="float">
            <text:p>9.22</text:p>
          </table:table-cell>
          <table:table-cell office:value-type="float" office:value="6" calcext:value-type="float">
            <text:p>6</text:p>
          </table:table-cell>
          <table:table-cell table:formula="of:=[.B30]/[.C30]" office:value-type="float" office:value="1.53666666666667" calcext:value-type="float">
            <text:p>1.5366666667</text:p>
          </table:table-cell>
          <table:table-cell table:formula="of:=1/[.D30]" office:value-type="float" office:value="0.650759219088937" calcext:value-type="float">
            <text:p>0.6507592191</text:p>
          </table:table-cell>
          <table:table-cell table:formula="of:=[.$M$14]*[.E30]" office:value-type="float" office:value="18.845321629901" calcext:value-type="float">
            <text:p>18.8453216299</text:p>
          </table:table-cell>
          <table:table-cell table:formula="of:=([.F30]-[.$J$8])^2" office:value-type="float" office:value="8.48625125101302" calcext:value-type="float">
            <text:p>8.4862512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.15" calcext:value-type="float">
            <text:p>15.15</text:p>
          </table:table-cell>
          <table:table-cell office:value-type="float" office:value="10" calcext:value-type="float">
            <text:p>10</text:p>
          </table:table-cell>
          <table:table-cell table:formula="of:=[.B31]/[.C31]" office:value-type="float" office:value="1.515" calcext:value-type="float">
            <text:p>1.515</text:p>
          </table:table-cell>
          <table:table-cell table:formula="of:=1/[.D31]" office:value-type="float" office:value="0.66006600660066" calcext:value-type="float">
            <text:p>0.6600660066</text:p>
          </table:table-cell>
          <table:table-cell table:formula="of:=[.$M$14]*[.E31]" office:value-type="float" office:value="19.1148366807136" calcext:value-type="float">
            <text:p>19.1148366807</text:p>
          </table:table-cell>
          <table:table-cell table:formula="of:=([.F31]-[.$J$8])^2" office:value-type="float" office:value="6.98863180599304" calcext:value-type="float">
            <text:p>6.988631806</text:p>
          </table:table-cell>
          <table:table-cell table:number-columns-repeated="2"/>
          <table:table-cell office:value-type="string" calcext:value-type="string">
            <text:p>a <text:s text:c="14"/>= 13.6978 <text:s text:c="9"/>+/- 1.401 <text:s text:c="7"/>(10.23%)</text:p>
          </table:table-cell>
          <table:table-cell table:number-columns-repeated="6"/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office:value-type="float" office:value="6" calcext:value-type="float">
            <text:p>6</text:p>
          </table:table-cell>
          <table:table-cell table:formula="of:=[.B32]/[.C32]" office:value-type="float" office:value="1.43333333333333" calcext:value-type="float">
            <text:p>1.4333333333</text:p>
          </table:table-cell>
          <table:table-cell table:formula="of:=1/[.D32]" office:value-type="float" office:value="0.697674418604651" calcext:value-type="float">
            <text:p>0.6976744186</text:p>
          </table:table-cell>
          <table:table-cell table:formula="of:=[.$M$14]*[.E32]" office:value-type="float" office:value="20.2039378404287" calcext:value-type="float">
            <text:p>20.2039378404</text:p>
          </table:table-cell>
          <table:table-cell table:formula="of:=([.F32]-[.$J$8])^2" office:value-type="float" office:value="2.41647302214733" calcext:value-type="float">
            <text:p>2.4164730221</text:p>
          </table:table-cell>
          <table:table-cell table:number-columns-repeated="2"/>
          <table:table-cell office:value-type="string" calcext:value-type="string">
            <text:p>mean <text:s text:c="11"/>= 21.1356 <text:s text:c="9"/>+/- 1.113 <text:s text:c="7"/>(5.265%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48" calcext:value-type="float">
            <text:p>12.48</text:p>
          </table:table-cell>
          <table:table-cell office:value-type="float" office:value="9" calcext:value-type="float">
            <text:p>9</text:p>
          </table:table-cell>
          <table:table-cell table:formula="of:=[.B33]/[.C33]" office:value-type="float" office:value="1.38666666666667" calcext:value-type="float">
            <text:p>1.3866666667</text:p>
          </table:table-cell>
          <table:table-cell table:formula="of:=1/[.D33]" office:value-type="float" office:value="0.721153846153846" calcext:value-type="float">
            <text:p>0.7211538462</text:p>
          </table:table-cell>
          <table:table-cell table:formula="of:=[.$M$14]*[.E33]" office:value-type="float" office:value="20.8838780562124" calcext:value-type="float">
            <text:p>20.8838780562</text:p>
          </table:table-cell>
          <table:table-cell table:formula="of:=([.F33]-[.$J$8])^2" office:value-type="float" office:value="0.764856375775558" calcext:value-type="float">
            <text:p>0.7648563758</text:p>
          </table:table-cell>
          <table:table-cell table:number-columns-repeated="2"/>
          <table:table-cell office:value-type="string" calcext:value-type="string">
            <text:p>sigma <text:s text:c="10"/>= 9.32376 <text:s text:c="9"/>+/- 1.202 <text:s text:c="7"/>(12.89%)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5" calcext:value-type="float">
            <text:p>9.65</text:p>
          </table:table-cell>
          <table:table-cell office:value-type="float" office:value="7" calcext:value-type="float">
            <text:p>7</text:p>
          </table:table-cell>
          <table:table-cell table:formula="of:=[.B34]/[.C34]" office:value-type="float" office:value="1.37857142857143" calcext:value-type="float">
            <text:p>1.3785714286</text:p>
          </table:table-cell>
          <table:table-cell table:formula="of:=1/[.D34]" office:value-type="float" office:value="0.725388601036269" calcext:value-type="float">
            <text:p>0.725388601</text:p>
          </table:table-cell>
          <table:table-cell table:formula="of:=[.$M$14]*[.E34]" office:value-type="float" office:value="21.0065122278723" calcext:value-type="float">
            <text:p>21.0065122279</text:p>
          </table:table-cell>
          <table:table-cell table:formula="of:=([.F34]-[.$J$8])^2" office:value-type="float" office:value="0.56539346773125" calcext:value-type="float">
            <text:p>0.56539346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.49" calcext:value-type="float">
            <text:p>14.49</text:p>
          </table:table-cell>
          <table:table-cell office:value-type="float" office:value="11" calcext:value-type="float">
            <text:p>11</text:p>
          </table:table-cell>
          <table:table-cell table:formula="of:=[.B35]/[.C35]" office:value-type="float" office:value="1.31727272727273" calcext:value-type="float">
            <text:p>1.3172727273</text:p>
          </table:table-cell>
          <table:table-cell table:formula="of:=1/[.D35]" office:value-type="float" office:value="0.759144237405107" calcext:value-type="float">
            <text:p>0.7591442374</text:p>
          </table:table-cell>
          <table:table-cell table:formula="of:=[.$M$14]*[.E35]" office:value-type="float" office:value="21.9840409443818" calcext:value-type="float">
            <text:p>21.9840409444</text:p>
          </table:table-cell>
          <table:table-cell table:formula="of:=([.F35]-[.$J$8])^2" office:value-type="float" office:value="0.0508963581950887" calcext:value-type="float">
            <text:p>0.05089635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office:value-type="float" office:value="10" calcext:value-type="float">
            <text:p>10</text:p>
          </table:table-cell>
          <table:table-cell table:formula="of:=[.B36]/[.C36]" office:value-type="float" office:value="1.28" calcext:value-type="float">
            <text:p>1.28</text:p>
          </table:table-cell>
          <table:table-cell table:formula="of:=1/[.D36]" office:value-type="float" office:value="0.78125" calcext:value-type="float">
            <text:p>0.78125</text:p>
          </table:table-cell>
          <table:table-cell table:formula="of:=[.$M$14]*[.E36]" office:value-type="float" office:value="22.6242012275634" calcext:value-type="float">
            <text:p>22.6242012276</text:p>
          </table:table-cell>
          <table:table-cell table:formula="of:=([.F36]-[.$J$8])^2" office:value-type="float" office:value="0.749544698584147" calcext:value-type="float">
            <text:p>0.74954469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.02" calcext:value-type="float">
            <text:p>10.02</text:p>
          </table:table-cell>
          <table:table-cell office:value-type="float" office:value="8" calcext:value-type="float">
            <text:p>8</text:p>
          </table:table-cell>
          <table:table-cell table:formula="of:=[.B37]/[.C37]" office:value-type="float" office:value="1.2525" calcext:value-type="float">
            <text:p>1.2525</text:p>
          </table:table-cell>
          <table:table-cell table:formula="of:=1/[.D37]" office:value-type="float" office:value="0.798403193612774" calcext:value-type="float">
            <text:p>0.7984031936</text:p>
          </table:table-cell>
          <table:table-cell table:formula="of:=[.$M$14]*[.E37]" office:value-type="float" office:value="23.1209401766716" calcext:value-type="float">
            <text:p>23.1209401767</text:p>
          </table:table-cell>
          <table:table-cell table:formula="of:=([.F37]-[.$J$8])^2" office:value-type="float" office:value="1.85641018651178" calcext:value-type="float">
            <text:p>1.85641018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table:formula="of:=[.B38]/[.C38]" office:value-type="float" office:value="1.25" calcext:value-type="float">
            <text:p>1.25</text:p>
          </table:table-cell>
          <table:table-cell table:formula="of:=1/[.D38]" office:value-type="float" office:value="0.8" calcext:value-type="float">
            <text:p>0.8</text:p>
          </table:table-cell>
          <table:table-cell table:formula="of:=[.$M$14]*[.E38]" office:value-type="float" office:value="23.1671820570249" calcext:value-type="float">
            <text:p>23.167182057</text:p>
          </table:table-cell>
          <table:table-cell table:formula="of:=([.F38]-[.$J$8])^2" office:value-type="float" office:value="1.98455775557444" calcext:value-type="float">
            <text:p>1.98455775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49" calcext:value-type="float">
            <text:p>7.49</text:p>
          </table:table-cell>
          <table:table-cell office:value-type="float" office:value="6" calcext:value-type="float">
            <text:p>6</text:p>
          </table:table-cell>
          <table:table-cell table:formula="of:=[.B39]/[.C39]" office:value-type="float" office:value="1.24833333333333" calcext:value-type="float">
            <text:p>1.2483333333</text:p>
          </table:table-cell>
          <table:table-cell table:formula="of:=1/[.D39]" office:value-type="float" office:value="0.801068090787717" calcext:value-type="float">
            <text:p>0.8010680908</text:p>
          </table:table-cell>
          <table:table-cell table:formula="of:=[.$M$14]*[.E39]" office:value-type="float" office:value="23.1981128741905" calcext:value-type="float">
            <text:p>23.1981128742</text:p>
          </table:table-cell>
          <table:table-cell table:formula="of:=([.F39]-[.$J$8])^2" office:value-type="float" office:value="2.07266163545914" calcext:value-type="float">
            <text:p>2.07266163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76" calcext:value-type="float">
            <text:p>9.76</text:p>
          </table:table-cell>
          <table:table-cell office:value-type="float" office:value="8" calcext:value-type="float">
            <text:p>8</text:p>
          </table:table-cell>
          <table:table-cell table:formula="of:=[.B40]/[.C40]" office:value-type="float" office:value="1.22" calcext:value-type="float">
            <text:p>1.22</text:p>
          </table:table-cell>
          <table:table-cell table:formula="of:=1/[.D40]" office:value-type="float" office:value="0.819672131147541" calcext:value-type="float">
            <text:p>0.8196721311</text:p>
          </table:table-cell>
          <table:table-cell table:formula="of:=[.$M$14]*[.E40]" office:value-type="float" office:value="23.7368668617058" calcext:value-type="float">
            <text:p>23.7368668617</text:p>
          </table:table-cell>
          <table:table-cell table:formula="of:=([.F40]-[.$J$8])^2" office:value-type="float" office:value="3.91417786409147" calcext:value-type="float">
            <text:p>3.91417786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62" calcext:value-type="float">
            <text:p>9.62</text:p>
          </table:table-cell>
          <table:table-cell office:value-type="float" office:value="8" calcext:value-type="float">
            <text:p>8</text:p>
          </table:table-cell>
          <table:table-cell table:formula="of:=[.B41]/[.C41]" office:value-type="float" office:value="1.2025" calcext:value-type="float">
            <text:p>1.2025</text:p>
          </table:table-cell>
          <table:table-cell table:formula="of:=1/[.D41]" office:value-type="float" office:value="0.831600831600832" calcext:value-type="float">
            <text:p>0.8316008316</text:p>
          </table:table-cell>
          <table:table-cell table:formula="of:=[.$M$14]*[.E41]" office:value-type="float" office:value="24.0823098305872" calcext:value-type="float">
            <text:p>24.0823098306</text:p>
          </table:table-cell>
          <table:table-cell table:formula="of:=([.F41]-[.$J$8])^2" office:value-type="float" office:value="5.40037688247322" calcext:value-type="float">
            <text:p>5.40037688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19" calcext:value-type="float">
            <text:p>7.19</text:p>
          </table:table-cell>
          <table:table-cell office:value-type="float" office:value="6" calcext:value-type="float">
            <text:p>6</text:p>
          </table:table-cell>
          <table:table-cell table:formula="of:=[.B42]/[.C42]" office:value-type="float" office:value="1.19833333333333" calcext:value-type="float">
            <text:p>1.1983333333</text:p>
          </table:table-cell>
          <table:table-cell table:formula="of:=1/[.D42]" office:value-type="float" office:value="0.834492350486787" calcext:value-type="float">
            <text:p>0.8344923505</text:p>
          </table:table-cell>
          <table:table-cell table:formula="of:=[.$M$14]*[.E42]" office:value-type="float" office:value="24.1660452611525" calcext:value-type="float">
            <text:p>24.1660452612</text:p>
          </table:table-cell>
          <table:table-cell table:formula="of:=([.F42]-[.$J$8])^2" office:value-type="float" office:value="5.79656919882866" calcext:value-type="float">
            <text:p>5.79656919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43" calcext:value-type="float">
            <text:p>9.43</text:p>
          </table:table-cell>
          <table:table-cell office:value-type="float" office:value="8" calcext:value-type="float">
            <text:p>8</text:p>
          </table:table-cell>
          <table:table-cell table:formula="of:=[.B43]/[.C43]" office:value-type="float" office:value="1.17875" calcext:value-type="float">
            <text:p>1.17875</text:p>
          </table:table-cell>
          <table:table-cell table:formula="of:=1/[.D43]" office:value-type="float" office:value="0.848356309650053" calcext:value-type="float">
            <text:p>0.8483563097</text:p>
          </table:table-cell>
          <table:table-cell table:formula="of:=[.$M$14]*[.E43]" office:value-type="float" office:value="24.5675313436107" calcext:value-type="float">
            <text:p>24.5675313436</text:p>
          </table:table-cell>
          <table:table-cell table:formula="of:=([.F43]-[.$J$8])^2" office:value-type="float" office:value="7.89100130015171" calcext:value-type="float">
            <text:p>7.89100130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.21" calcext:value-type="float">
            <text:p>15.21</text:p>
          </table:table-cell>
          <table:table-cell office:value-type="float" office:value="13" calcext:value-type="float">
            <text:p>13</text:p>
          </table:table-cell>
          <table:table-cell table:formula="of:=[.B44]/[.C44]" office:value-type="float" office:value="1.17" calcext:value-type="float">
            <text:p>1.17</text:p>
          </table:table-cell>
          <table:table-cell table:formula="of:=1/[.D44]" office:value-type="float" office:value="0.854700854700855" calcext:value-type="float">
            <text:p>0.8547008547</text:p>
          </table:table-cell>
          <table:table-cell table:formula="of:=[.$M$14]*[.E44]" office:value-type="float" office:value="24.7512628814369" calcext:value-type="float">
            <text:p>24.7512628814</text:p>
          </table:table-cell>
          <table:table-cell table:formula="of:=([.F44]-[.$J$8])^2" office:value-type="float" office:value="8.95699638896853" calcext:value-type="float">
            <text:p>8.9569963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22" calcext:value-type="float">
            <text:p>9.22</text:p>
          </table:table-cell>
          <table:table-cell office:value-type="float" office:value="8" calcext:value-type="float">
            <text:p>8</text:p>
          </table:table-cell>
          <table:table-cell table:formula="of:=[.B45]/[.C45]" office:value-type="float" office:value="1.1525" calcext:value-type="float">
            <text:p>1.1525</text:p>
          </table:table-cell>
          <table:table-cell table:formula="of:=1/[.D45]" office:value-type="float" office:value="0.867678958785249" calcext:value-type="float">
            <text:p>0.8676789588</text:p>
          </table:table-cell>
          <table:table-cell table:formula="of:=[.$M$14]*[.E45]" office:value-type="float" office:value="25.1270955065346" calcext:value-type="float">
            <text:p>25.1270955065</text:p>
          </table:table-cell>
          <table:table-cell table:formula="of:=([.F45]-[.$J$8])^2" office:value-type="float" office:value="11.3478484640732" calcext:value-type="float">
            <text:p>11.34784846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15" calcext:value-type="float">
            <text:p>9.15</text:p>
          </table:table-cell>
          <table:table-cell office:value-type="float" office:value="8" calcext:value-type="float">
            <text:p>8</text:p>
          </table:table-cell>
          <table:table-cell table:formula="of:=[.B46]/[.C46]" office:value-type="float" office:value="1.14375" calcext:value-type="float">
            <text:p>1.14375</text:p>
          </table:table-cell>
          <table:table-cell table:formula="of:=1/[.D46]" office:value-type="float" office:value="0.87431693989071" calcext:value-type="float">
            <text:p>0.8743169399</text:p>
          </table:table-cell>
          <table:table-cell table:formula="of:=[.$M$14]*[.E46]" office:value-type="float" office:value="25.3193246524862" calcext:value-type="float">
            <text:p>25.3193246525</text:p>
          </table:table-cell>
          <table:table-cell table:formula="of:=([.F46]-[.$J$8])^2" office:value-type="float" office:value="12.6799085381413" calcext:value-type="float">
            <text:p>12.67990853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95" calcext:value-type="float">
            <text:p>7.95</text:p>
          </table:table-cell>
          <table:table-cell office:value-type="float" office:value="7" calcext:value-type="float">
            <text:p>7</text:p>
          </table:table-cell>
          <table:table-cell table:formula="of:=[.B47]/[.C47]" office:value-type="float" office:value="1.13571428571429" calcext:value-type="float">
            <text:p>1.1357142857</text:p>
          </table:table-cell>
          <table:table-cell table:formula="of:=1/[.D47]" office:value-type="float" office:value="0.880503144654088" calcext:value-type="float">
            <text:p>0.8805031447</text:p>
          </table:table-cell>
          <table:table-cell table:formula="of:=[.$M$14]*[.E47]" office:value-type="float" office:value="25.4984708174802" calcext:value-type="float">
            <text:p>25.4984708175</text:p>
          </table:table-cell>
          <table:table-cell table:formula="of:=([.F47]-[.$J$8])^2" office:value-type="float" office:value="13.987839999817" calcext:value-type="float">
            <text:p>13.98783999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02" calcext:value-type="float">
            <text:p>9.02</text:p>
          </table:table-cell>
          <table:table-cell office:value-type="float" office:value="8" calcext:value-type="float">
            <text:p>8</text:p>
          </table:table-cell>
          <table:table-cell table:formula="of:=[.B48]/[.C48]" office:value-type="float" office:value="1.1275" calcext:value-type="float">
            <text:p>1.1275</text:p>
          </table:table-cell>
          <table:table-cell table:formula="of:=1/[.D48]" office:value-type="float" office:value="0.886917960088692" calcext:value-type="float">
            <text:p>0.8869179601</text:p>
          </table:table-cell>
          <table:table-cell table:formula="of:=[.$M$14]*[.E48]" office:value-type="float" office:value="25.6842373137748" calcext:value-type="float">
            <text:p>25.6842373138</text:p>
          </table:table-cell>
          <table:table-cell table:formula="of:=([.F48]-[.$J$8])^2" office:value-type="float" office:value="15.4118945040306" calcext:value-type="float">
            <text:p>15.4118945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.65" calcext:value-type="float">
            <text:p>8.65</text:p>
          </table:table-cell>
          <table:table-cell office:value-type="float" office:value="8" calcext:value-type="float">
            <text:p>8</text:p>
          </table:table-cell>
          <table:table-cell table:formula="of:=[.B49]/[.C49]" office:value-type="float" office:value="1.08125" calcext:value-type="float">
            <text:p>1.08125</text:p>
          </table:table-cell>
          <table:table-cell table:formula="of:=1/[.D49]" office:value-type="float" office:value="0.92485549132948" calcext:value-type="float">
            <text:p>0.9248554913</text:p>
          </table:table-cell>
          <table:table-cell table:formula="of:=[.$M$14]*[.E49]" office:value-type="float" office:value="26.7828694300866" calcext:value-type="float">
            <text:p>26.7828694301</text:p>
          </table:table-cell>
          <table:table-cell table:formula="of:=([.F49]-[.$J$8])^2" office:value-type="float" office:value="25.2449038390625" calcext:value-type="float">
            <text:p>25.24490383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52" calcext:value-type="float">
            <text:p>7.52</text:p>
          </table:table-cell>
          <table:table-cell office:value-type="float" office:value="7" calcext:value-type="float">
            <text:p>7</text:p>
          </table:table-cell>
          <table:table-cell table:formula="of:=[.B50]/[.C50]" office:value-type="float" office:value="1.07428571428571" calcext:value-type="float">
            <text:p>1.0742857143</text:p>
          </table:table-cell>
          <table:table-cell table:formula="of:=1/[.D50]" office:value-type="float" office:value="0.930851063829787" calcext:value-type="float">
            <text:p>0.9308510638</text:p>
          </table:table-cell>
          <table:table-cell table:formula="of:=[.$M$14]*[.E50]" office:value-type="float" office:value="26.95649507965" calcext:value-type="float">
            <text:p>26.9564950797</text:p>
          </table:table-cell>
          <table:table-cell table:formula="of:=([.F50]-[.$J$8])^2" office:value-type="float" office:value="27.0197897925039" calcext:value-type="float">
            <text:p>27.01978979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65" calcext:value-type="float">
            <text:p>9.65</text:p>
          </table:table-cell>
          <table:table-cell office:value-type="float" office:value="9" calcext:value-type="float">
            <text:p>9</text:p>
          </table:table-cell>
          <table:table-cell table:formula="of:=[.B51]/[.C51]" office:value-type="float" office:value="1.07222222222222" calcext:value-type="float">
            <text:p>1.0722222222</text:p>
          </table:table-cell>
          <table:table-cell table:formula="of:=1/[.D51]" office:value-type="float" office:value="0.932642487046632" calcext:value-type="float">
            <text:p>0.932642487</text:p>
          </table:table-cell>
          <table:table-cell table:formula="of:=[.$M$14]*[.E51]" office:value-type="float" office:value="27.0083728644073" calcext:value-type="float">
            <text:p>27.0083728644</text:p>
          </table:table-cell>
          <table:table-cell table:formula="of:=([.F51]-[.$J$8])^2" office:value-type="float" office:value="27.561808393766" calcext:value-type="float">
            <text:p>27.56180839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57" calcext:value-type="float">
            <text:p>9.57</text:p>
          </table:table-cell>
          <table:table-cell office:value-type="float" office:value="9" calcext:value-type="float">
            <text:p>9</text:p>
          </table:table-cell>
          <table:table-cell table:formula="of:=[.B52]/[.C52]" office:value-type="float" office:value="1.06333333333333" calcext:value-type="float">
            <text:p>1.0633333333</text:p>
          </table:table-cell>
          <table:table-cell table:formula="of:=1/[.D52]" office:value-type="float" office:value="0.940438871473354" calcext:value-type="float">
            <text:p>0.9404388715</text:p>
          </table:table-cell>
          <table:table-cell table:formula="of:=[.$M$14]*[.E52]" office:value-type="float" office:value="27.2341481861578" calcext:value-type="float">
            <text:p>27.2341481862</text:p>
          </table:table-cell>
          <table:table-cell table:formula="of:=([.F52]-[.$J$8])^2" office:value-type="float" office:value="29.9833940254677" calcext:value-type="float">
            <text:p>29.98339402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37" calcext:value-type="float">
            <text:p>7.37</text:p>
          </table:table-cell>
          <table:table-cell office:value-type="float" office:value="7" calcext:value-type="float">
            <text:p>7</text:p>
          </table:table-cell>
          <table:table-cell table:formula="of:=[.B53]/[.C53]" office:value-type="float" office:value="1.05285714285714" calcext:value-type="float">
            <text:p>1.0528571429</text:p>
          </table:table-cell>
          <table:table-cell table:formula="of:=1/[.D53]" office:value-type="float" office:value="0.949796472184532" calcext:value-type="float">
            <text:p>0.9497964722</text:p>
          </table:table-cell>
          <table:table-cell table:formula="of:=[.$M$14]*[.E53]" office:value-type="float" office:value="27.5051347352738" calcext:value-type="float">
            <text:p>27.5051347353</text:p>
          </table:table-cell>
          <table:table-cell table:formula="of:=([.F53]-[.$J$8])^2" office:value-type="float" office:value="33.0245149531138" calcext:value-type="float">
            <text:p>33.02451495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45" calcext:value-type="float">
            <text:p>9.45</text:p>
          </table:table-cell>
          <table:table-cell office:value-type="float" office:value="9" calcext:value-type="float">
            <text:p>9</text:p>
          </table:table-cell>
          <table:table-cell table:formula="of:=[.B54]/[.C54]" office:value-type="float" office:value="1.05" calcext:value-type="float">
            <text:p>1.05</text:p>
          </table:table-cell>
          <table:table-cell table:formula="of:=1/[.D54]" office:value-type="float" office:value="0.952380952380953" calcext:value-type="float">
            <text:p>0.9523809524</text:p>
          </table:table-cell>
          <table:table-cell table:formula="of:=[.$M$14]*[.E54]" office:value-type="float" office:value="27.5799786393154" calcext:value-type="float">
            <text:p>27.5799786393</text:p>
          </table:table-cell>
          <table:table-cell table:formula="of:=([.F54]-[.$J$8])^2" office:value-type="float" office:value="33.8903268915241" calcext:value-type="float">
            <text:p>33.89032689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.43" calcext:value-type="float">
            <text:p>10.43</text:p>
          </table:table-cell>
          <table:table-cell office:value-type="float" office:value="10" calcext:value-type="float">
            <text:p>10</text:p>
          </table:table-cell>
          <table:table-cell table:formula="of:=[.B55]/[.C55]" office:value-type="float" office:value="1.043" calcext:value-type="float">
            <text:p>1.043</text:p>
          </table:table-cell>
          <table:table-cell table:formula="of:=1/[.D55]" office:value-type="float" office:value="0.958772770853308" calcext:value-type="float">
            <text:p>0.9587727709</text:p>
          </table:table-cell>
          <table:table-cell table:formula="of:=[.$M$14]*[.E55]" office:value-type="float" office:value="27.765079167096" calcext:value-type="float">
            <text:p>27.7650791671</text:p>
          </table:table-cell>
          <table:table-cell table:formula="of:=([.F55]-[.$J$8])^2" office:value-type="float" office:value="36.0797293155591" calcext:value-type="float">
            <text:p>36.07972931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07" calcext:value-type="float">
            <text:p>7.07</text:p>
          </table:table-cell>
          <table:table-cell office:value-type="float" office:value="7" calcext:value-type="float">
            <text:p>7</text:p>
          </table:table-cell>
          <table:table-cell table:formula="of:=[.B56]/[.C56]" office:value-type="float" office:value="1.01" calcext:value-type="float">
            <text:p>1.01</text:p>
          </table:table-cell>
          <table:table-cell table:formula="of:=1/[.D56]" office:value-type="float" office:value="0.99009900990099" calcext:value-type="float">
            <text:p>0.9900990099</text:p>
          </table:table-cell>
          <table:table-cell table:formula="of:=[.$M$14]*[.E56]" office:value-type="float" office:value="28.6722550210704" calcext:value-type="float">
            <text:p>28.6722550211</text:p>
          </table:table-cell>
          <table:table-cell table:formula="of:=([.F56]-[.$J$8])^2" office:value-type="float" office:value="47.8008556778976" calcext:value-type="float">
            <text:p>47.80085567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.05" calcext:value-type="float">
            <text:p>6.05</text:p>
          </table:table-cell>
          <table:table-cell office:value-type="float" office:value="6" calcext:value-type="float">
            <text:p>6</text:p>
          </table:table-cell>
          <table:table-cell table:formula="of:=[.B57]/[.C57]" office:value-type="float" office:value="1.00833333333333" calcext:value-type="float">
            <text:p>1.0083333333</text:p>
          </table:table-cell>
          <table:table-cell table:formula="of:=1/[.D57]" office:value-type="float" office:value="0.991735537190083" calcext:value-type="float">
            <text:p>0.9917355372</text:p>
          </table:table-cell>
          <table:table-cell table:formula="of:=[.$M$14]*[.E57]" office:value-type="float" office:value="28.7196471781301" calcext:value-type="float">
            <text:p>28.7196471781</text:p>
          </table:table-cell>
          <table:table-cell table:formula="of:=([.F57]-[.$J$8])^2" office:value-type="float" office:value="48.4584230293468" calcext:value-type="float">
            <text:p>48.45842302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83" calcext:value-type="float">
            <text:p>7.83</text:p>
          </table:table-cell>
          <table:table-cell office:value-type="float" office:value="8" calcext:value-type="float">
            <text:p>8</text:p>
          </table:table-cell>
          <table:table-cell table:formula="of:=[.B58]/[.C58]" office:value-type="float" office:value="0.97875" calcext:value-type="float">
            <text:p>0.97875</text:p>
          </table:table-cell>
          <table:table-cell table:formula="of:=1/[.D58]" office:value-type="float" office:value="1.02171136653895" calcext:value-type="float">
            <text:p>1.0217113665</text:p>
          </table:table-cell>
          <table:table-cell table:formula="of:=[.$M$14]*[.E58]" office:value-type="float" office:value="29.5877165479245" calcext:value-type="float">
            <text:p>29.5877165479</text:p>
          </table:table-cell>
          <table:table-cell table:formula="of:=([.F58]-[.$J$8])^2" office:value-type="float" office:value="61.297591117662" calcext:value-type="float">
            <text:p>61.29759111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41" calcext:value-type="float">
            <text:p>4.41</text:p>
          </table:table-cell>
          <table:table-cell office:value-type="float" office:value="5" calcext:value-type="float">
            <text:p>5</text:p>
          </table:table-cell>
          <table:table-cell table:formula="of:=[.B59]/[.C59]" office:value-type="float" office:value="0.882" calcext:value-type="float">
            <text:p>0.882</text:p>
          </table:table-cell>
          <table:table-cell table:formula="of:=1/[.D59]" office:value-type="float" office:value="1.13378684807256" calcext:value-type="float">
            <text:p>1.1337868481</text:p>
          </table:table-cell>
          <table:table-cell table:formula="of:=[.$M$14]*[.E59]" office:value-type="float" office:value="32.8333079039469" calcext:value-type="float">
            <text:p>32.8333079039</text:p>
          </table:table-cell>
          <table:table-cell table:formula="of:=([.F59]-[.$J$8])^2" office:value-type="float" office:value="122.652727173948" calcext:value-type="float">
            <text:p>122.65272717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87" calcext:value-type="float">
            <text:p>7.87</text:p>
          </table:table-cell>
          <table:table-cell office:value-type="float" office:value="9" calcext:value-type="float">
            <text:p>9</text:p>
          </table:table-cell>
          <table:table-cell table:formula="of:=[.B60]/[.C60]" office:value-type="float" office:value="0.874444444444444" calcext:value-type="float">
            <text:p>0.8744444444</text:p>
          </table:table-cell>
          <table:table-cell table:formula="of:=1/[.D60]" office:value-type="float" office:value="1.143583227446" calcext:value-type="float">
            <text:p>1.1435832274</text:p>
          </table:table-cell>
          <table:table-cell table:formula="of:=[.$M$14]*[.E60]" office:value-type="float" office:value="33.1170010345019" calcext:value-type="float">
            <text:p>33.1170010345</text:p>
          </table:table-cell>
          <table:table-cell table:formula="of:=([.F60]-[.$J$8])^2" office:value-type="float" office:value="129.016937577981" calcext:value-type="float">
            <text:p>129.0169375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81" calcext:value-type="float">
            <text:p>7.81</text:p>
          </table:table-cell>
          <table:table-cell office:value-type="float" office:value="9" calcext:value-type="float">
            <text:p>9</text:p>
          </table:table-cell>
          <table:table-cell table:formula="of:=[.B61]/[.C61]" office:value-type="float" office:value="0.867777777777778" calcext:value-type="float">
            <text:p>0.8677777778</text:p>
          </table:table-cell>
          <table:table-cell table:formula="of:=1/[.D61]" office:value-type="float" office:value="1.15236875800256" calcext:value-type="float">
            <text:p>1.152368758</text:p>
          </table:table-cell>
          <table:table-cell table:formula="of:=[.$M$14]*[.E61]" office:value-type="float" office:value="33.3714210168413" calcext:value-type="float">
            <text:p>33.3714210168</text:p>
          </table:table-cell>
          <table:table-cell table:formula="of:=([.F61]-[.$J$8])^2" office:value-type="float" office:value="134.861357546159" calcext:value-type="float">
            <text:p>134.86135754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office:value-type="float" office:value="17" calcext:value-type="float">
            <text:p>17</text:p>
          </table:table-cell>
          <table:table-cell table:formula="of:=[.B62]/[.C62]" office:value-type="float" office:value="0.852941176470588" calcext:value-type="float">
            <text:p>0.8529411765</text:p>
          </table:table-cell>
          <table:table-cell table:formula="of:=1/[.D62]" office:value-type="float" office:value="1.17241379310345" calcext:value-type="float">
            <text:p>1.1724137931</text:p>
          </table:table-cell>
          <table:table-cell table:formula="of:=[.$M$14]*[.E62]" office:value-type="float" office:value="33.9519047387434" calcext:value-type="float">
            <text:p>33.9519047387</text:p>
          </table:table-cell>
          <table:table-cell table:formula="of:=([.F62]-[.$J$8])^2" office:value-type="float" office:value="148.680613255635" calcext:value-type="float">
            <text:p>148.68061325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.56" calcext:value-type="float">
            <text:p>6.56</text:p>
          </table:table-cell>
          <table:table-cell office:value-type="float" office:value="8" calcext:value-type="float">
            <text:p>8</text:p>
          </table:table-cell>
          <table:table-cell table:formula="of:=[.B63]/[.C63]" office:value-type="float" office:value="0.82" calcext:value-type="float">
            <text:p>0.82</text:p>
          </table:table-cell>
          <table:table-cell table:formula="of:=1/[.D63]" office:value-type="float" office:value="1.21951219512195" calcext:value-type="float">
            <text:p>1.2195121951</text:p>
          </table:table-cell>
          <table:table-cell table:formula="of:=[.$M$14]*[.E63]" office:value-type="float" office:value="35.3158263064404" calcext:value-type="float">
            <text:p>35.3158263064</text:p>
          </table:table-cell>
          <table:table-cell table:formula="of:=([.F63]-[.$J$8])^2" office:value-type="float" office:value="183.802757841399" calcext:value-type="float">
            <text:p>183.80275784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.99" calcext:value-type="float">
            <text:p>6.99</text:p>
          </table:table-cell>
          <table:table-cell office:value-type="float" office:value="9" calcext:value-type="float">
            <text:p>9</text:p>
          </table:table-cell>
          <table:table-cell table:formula="of:=[.B64]/[.C64]" office:value-type="float" office:value="0.776666666666667" calcext:value-type="float">
            <text:p>0.7766666667</text:p>
          </table:table-cell>
          <table:table-cell table:formula="of:=1/[.D64]" office:value-type="float" office:value="1.28755364806867" calcext:value-type="float">
            <text:p>1.2875536481</text:p>
          </table:table-cell>
          <table:table-cell table:formula="of:=[.$M$14]*[.E64]" office:value-type="float" office:value="37.2862372162418" calcext:value-type="float">
            <text:p>37.2862372162</text:p>
          </table:table-cell>
          <table:table-cell table:formula="of:=([.F64]-[.$J$8])^2" office:value-type="float" office:value="241.112525764711" calcext:value-type="float">
            <text:p>241.11252576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.73" calcext:value-type="float">
            <text:p>6.73</text:p>
          </table:table-cell>
          <table:table-cell office:value-type="float" office:value="9" calcext:value-type="float">
            <text:p>9</text:p>
          </table:table-cell>
          <table:table-cell table:formula="of:=[.B65]/[.C65]" office:value-type="float" office:value="0.747777777777778" calcext:value-type="float">
            <text:p>0.7477777778</text:p>
          </table:table-cell>
          <table:table-cell table:formula="of:=1/[.D65]" office:value-type="float" office:value="1.33729569093611" calcext:value-type="float">
            <text:p>1.3372956909</text:p>
          </table:table-cell>
          <table:table-cell table:formula="of:=[.$M$14]*[.E65]" office:value-type="float" office:value="38.7267159199896" calcext:value-type="float">
            <text:p>38.72671592</text:p>
          </table:table-cell>
          <table:table-cell table:formula="of:=([.F65]-[.$J$8])^2" office:value-type="float" office:value="287.922430725705" calcext:value-type="float">
            <text:p>287.92243072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48" calcext:value-type="float">
            <text:p>7.48</text:p>
          </table:table-cell>
          <table:table-cell office:value-type="float" office:value="11" calcext:value-type="float">
            <text:p>11</text:p>
          </table:table-cell>
          <table:table-cell table:formula="of:=[.B66]/[.C66]" office:value-type="float" office:value="0.68" calcext:value-type="float">
            <text:p>0.68</text:p>
          </table:table-cell>
          <table:table-cell table:formula="of:=1/[.D66]" office:value-type="float" office:value="1.47058823529412" calcext:value-type="float">
            <text:p>1.4705882353</text:p>
          </table:table-cell>
          <table:table-cell table:formula="of:=[.$M$14]*[.E66]" office:value-type="float" office:value="42.5867317224723" calcext:value-type="float">
            <text:p>42.5867317225</text:p>
          </table:table-cell>
          <table:table-cell table:formula="of:=([.F66]-[.$J$8])^2" office:value-type="float" office:value="433.817788893588" calcext:value-type="float">
            <text:p>433.8177888936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3"/>
        <table:table-column table:style-name="co1" table:default-cell-style-name="ce5"/>
        <table:table-row table:style-name="ro1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2" office:value-type="string" calcext:value-type="string">
            <text:p>ν (kHz)</text:p>
          </table:table-cell>
          <table:table-cell table:style-name="ce4" office:value-type="string" calcext:value-type="string">
            <text:p>v<text:span text:style-name="T1">x</text:span><text:span text:style-name="T2"> (mm/s)</text:span></text:p>
          </table:table-cell>
          <table:table-cell table:style-name="ce6"/>
          <table:table-cell table:style-name="ce2" office:value-type="string" calcext:value-type="string">
            <text:p>ν (kHz)</text:p>
          </table:table-cell>
          <table:table-cell table:style-name="ce4" office:value-type="string" calcext:value-type="string">
            <text:p>v<text:span text:style-name="T1">x</text:span><text:span text:style-name="T2"> (mm/s)</text:span></text:p>
          </table:table-cell>
        </table:table-row>
        <table:table-row table:style-name="ro1">
          <table:table-cell/>
          <table:table-cell office:value-type="float" office:value="0.199600798403194" calcext:value-type="float">
            <text:p>0.200</text:p>
          </table:table-cell>
          <table:table-cell office:value-type="float" office:value="5.78023504416789" calcext:value-type="float">
            <text:p>5.8</text:p>
          </table:table-cell>
          <table:table-cell/>
          <table:table-cell office:value-type="float" office:value="0.798403193612774" calcext:value-type="float">
            <text:p>0.798</text:p>
          </table:table-cell>
          <table:table-cell office:value-type="float" office:value="23.1209401766716" calcext:value-type="float">
            <text:p>23.1</text:p>
          </table:table-cell>
        </table:table-row>
        <table:table-row table:style-name="ro1">
          <table:table-cell/>
          <table:table-cell office:value-type="float" office:value="0.231615518239722" calcext:value-type="float">
            <text:p>0.232</text:p>
          </table:table-cell>
          <table:table-cell office:value-type="float" office:value="6.70734859786477" calcext:value-type="float">
            <text:p>6.7</text:p>
          </table:table-cell>
          <table:table-cell/>
          <table:table-cell office:value-type="float" office:value="0.8" calcext:value-type="float">
            <text:p>0.800</text:p>
          </table:table-cell>
          <table:table-cell office:value-type="float" office:value="23.1671820570249" calcext:value-type="float">
            <text:p>23.2</text:p>
          </table:table-cell>
        </table:table-row>
        <table:table-row table:style-name="ro1">
          <table:table-cell/>
          <table:table-cell office:value-type="float" office:value="0.273473108477666" calcext:value-type="float">
            <text:p>0.273</text:p>
          </table:table-cell>
          <table:table-cell office:value-type="float" office:value="7.91950161475327" calcext:value-type="float">
            <text:p>7.9</text:p>
          </table:table-cell>
          <table:table-cell/>
          <table:table-cell office:value-type="float" office:value="0.801068090787717" calcext:value-type="float">
            <text:p>0.801</text:p>
          </table:table-cell>
          <table:table-cell office:value-type="float" office:value="23.1981128741905" calcext:value-type="float">
            <text:p>23.2</text:p>
          </table:table-cell>
        </table:table-row>
        <table:table-row table:style-name="ro1">
          <table:table-cell/>
          <table:table-cell office:value-type="float" office:value="0.328083989501312" calcext:value-type="float">
            <text:p>0.328</text:p>
          </table:table-cell>
          <table:table-cell office:value-type="float" office:value="9.50097689346494" calcext:value-type="float">
            <text:p>9.5</text:p>
          </table:table-cell>
          <table:table-cell/>
          <table:table-cell office:value-type="float" office:value="0.819672131147541" calcext:value-type="float">
            <text:p>0.820</text:p>
          </table:table-cell>
          <table:table-cell office:value-type="float" office:value="23.7368668617058" calcext:value-type="float">
            <text:p>23.7</text:p>
          </table:table-cell>
        </table:table-row>
        <table:table-row table:style-name="ro1">
          <table:table-cell/>
          <table:table-cell office:value-type="float" office:value="0.329308452250274" calcext:value-type="float">
            <text:p>0.329</text:p>
          </table:table-cell>
          <table:table-cell office:value-type="float" office:value="9.536436082749" calcext:value-type="float">
            <text:p>9.5</text:p>
          </table:table-cell>
          <table:table-cell/>
          <table:table-cell office:value-type="float" office:value="0.831600831600832" calcext:value-type="float">
            <text:p>0.832</text:p>
          </table:table-cell>
          <table:table-cell office:value-type="float" office:value="24.0823098305872" calcext:value-type="float">
            <text:p>24.1</text:p>
          </table:table-cell>
        </table:table-row>
        <table:table-row table:style-name="ro1">
          <table:table-cell/>
          <table:table-cell office:value-type="float" office:value="0.41958041958042" calcext:value-type="float">
            <text:p>0.420</text:p>
          </table:table-cell>
          <table:table-cell office:value-type="float" office:value="12.1506199599781" calcext:value-type="float">
            <text:p>12.2</text:p>
          </table:table-cell>
          <table:table-cell/>
          <table:table-cell office:value-type="float" office:value="0.834492350486787" calcext:value-type="float">
            <text:p>0.834</text:p>
          </table:table-cell>
          <table:table-cell office:value-type="float" office:value="24.1660452611525" calcext:value-type="float">
            <text:p>24.2</text:p>
          </table:table-cell>
        </table:table-row>
        <table:table-row table:style-name="ro1">
          <table:table-cell/>
          <table:table-cell office:value-type="float" office:value="0.425531914893617" calcext:value-type="float">
            <text:p>0.426</text:p>
          </table:table-cell>
          <table:table-cell office:value-type="float" office:value="12.3229691792686" calcext:value-type="float">
            <text:p>12.3</text:p>
          </table:table-cell>
          <table:table-cell/>
          <table:table-cell office:value-type="float" office:value="0.848356309650053" calcext:value-type="float">
            <text:p>0.848</text:p>
          </table:table-cell>
          <table:table-cell office:value-type="float" office:value="24.5675313436107" calcext:value-type="float">
            <text:p>24.6</text:p>
          </table:table-cell>
        </table:table-row>
        <table:table-row table:style-name="ro1">
          <table:table-cell/>
          <table:table-cell office:value-type="float" office:value="0.437956204379562" calcext:value-type="float">
            <text:p>0.438</text:p>
          </table:table-cell>
          <table:table-cell office:value-type="float" office:value="12.6827638998312" calcext:value-type="float">
            <text:p>12.7</text:p>
          </table:table-cell>
          <table:table-cell/>
          <table:table-cell office:value-type="float" office:value="0.854700854700855" calcext:value-type="float">
            <text:p>0.855</text:p>
          </table:table-cell>
          <table:table-cell office:value-type="float" office:value="24.7512628814369" calcext:value-type="float">
            <text:p>24.8</text:p>
          </table:table-cell>
        </table:table-row>
        <table:table-row table:style-name="ro1">
          <table:table-cell/>
          <table:table-cell office:value-type="float" office:value="0.439077936333699" calcext:value-type="float">
            <text:p>0.439</text:p>
          </table:table-cell>
          <table:table-cell office:value-type="float" office:value="12.715248110332" calcext:value-type="float">
            <text:p>12.7</text:p>
          </table:table-cell>
          <table:table-cell/>
          <table:table-cell office:value-type="float" office:value="0.867678958785249" calcext:value-type="float">
            <text:p>0.868</text:p>
          </table:table-cell>
          <table:table-cell office:value-type="float" office:value="25.1270955065346" calcext:value-type="float">
            <text:p>25.1</text:p>
          </table:table-cell>
        </table:table-row>
        <table:table-row table:style-name="ro1">
          <table:table-cell/>
          <table:table-cell office:value-type="float" office:value="0.452196382428941" calcext:value-type="float">
            <text:p>0.452</text:p>
          </table:table-cell>
          <table:table-cell office:value-type="float" office:value="13.0951448965742" calcext:value-type="float">
            <text:p>13.1</text:p>
          </table:table-cell>
          <table:table-cell/>
          <table:table-cell office:value-type="float" office:value="0.87431693989071" calcext:value-type="float">
            <text:p>0.874</text:p>
          </table:table-cell>
          <table:table-cell office:value-type="float" office:value="25.3193246524862" calcext:value-type="float">
            <text:p>25.3</text:p>
          </table:table-cell>
        </table:table-row>
        <table:table-row table:style-name="ro1">
          <table:table-cell/>
          <table:table-cell office:value-type="float" office:value="0.45766590389016" calcext:value-type="float">
            <text:p>0.458</text:p>
          </table:table-cell>
          <table:table-cell office:value-type="float" office:value="13.2535366458953" calcext:value-type="float">
            <text:p>13.3</text:p>
          </table:table-cell>
          <table:table-cell/>
          <table:table-cell office:value-type="float" office:value="0.880503144654088" calcext:value-type="float">
            <text:p>0.881</text:p>
          </table:table-cell>
          <table:table-cell office:value-type="float" office:value="25.4984708174802" calcext:value-type="float">
            <text:p>25.5</text:p>
          </table:table-cell>
        </table:table-row>
        <table:table-row table:style-name="ro1">
          <table:table-cell/>
          <table:table-cell office:value-type="float" office:value="0.467289719626168" calcext:value-type="float">
            <text:p>0.467</text:p>
          </table:table-cell>
          <table:table-cell office:value-type="float" office:value="13.5322325099445" calcext:value-type="float">
            <text:p>13.5</text:p>
          </table:table-cell>
          <table:table-cell/>
          <table:table-cell office:value-type="float" office:value="0.886917960088692" calcext:value-type="float">
            <text:p>0.887</text:p>
          </table:table-cell>
          <table:table-cell office:value-type="float" office:value="25.6842373137748" calcext:value-type="float">
            <text:p>25.7</text:p>
          </table:table-cell>
        </table:table-row>
        <table:table-row table:style-name="ro1">
          <table:table-cell/>
          <table:table-cell office:value-type="float" office:value="0.485961123110151" calcext:value-type="float">
            <text:p>0.486</text:p>
          </table:table-cell>
          <table:table-cell office:value-type="float" office:value="14.0729372646615" calcext:value-type="float">
            <text:p>14.1</text:p>
          </table:table-cell>
          <table:table-cell/>
          <table:table-cell office:value-type="float" office:value="0.92485549132948" calcext:value-type="float">
            <text:p>0.925</text:p>
          </table:table-cell>
          <table:table-cell office:value-type="float" office:value="26.7828694300866" calcext:value-type="float">
            <text:p>26.8</text:p>
          </table:table-cell>
        </table:table-row>
        <table:table-row table:style-name="ro1">
          <table:table-cell/>
          <table:table-cell office:value-type="float" office:value="0.489168413696716" calcext:value-type="float">
            <text:p>0.489</text:p>
          </table:table-cell>
          <table:table-cell office:value-type="float" office:value="14.1658171208224" calcext:value-type="float">
            <text:p>14.2</text:p>
          </table:table-cell>
          <table:table-cell/>
          <table:table-cell office:value-type="float" office:value="0.930851063829787" calcext:value-type="float">
            <text:p>0.931</text:p>
          </table:table-cell>
          <table:table-cell office:value-type="float" office:value="26.95649507965" calcext:value-type="float">
            <text:p>27.0</text:p>
          </table:table-cell>
        </table:table-row>
        <table:table-row table:style-name="ro1">
          <table:table-cell/>
          <table:table-cell office:value-type="float" office:value="0.517799352750809" calcext:value-type="float">
            <text:p>0.518</text:p>
          </table:table-cell>
          <table:table-cell office:value-type="float" office:value="14.9949398427346" calcext:value-type="float">
            <text:p>15.0</text:p>
          </table:table-cell>
          <table:table-cell/>
          <table:table-cell office:value-type="float" office:value="0.932642487046632" calcext:value-type="float">
            <text:p>0.933</text:p>
          </table:table-cell>
          <table:table-cell office:value-type="float" office:value="27.0083728644073" calcext:value-type="float">
            <text:p>27.0</text:p>
          </table:table-cell>
        </table:table-row>
        <table:table-row table:style-name="ro1">
          <table:table-cell/>
          <table:table-cell office:value-type="float" office:value="0.535331905781585" calcext:value-type="float">
            <text:p>0.535</text:p>
          </table:table-cell>
          <table:table-cell office:value-type="float" office:value="15.5026646527201" calcext:value-type="float">
            <text:p>15.5</text:p>
          </table:table-cell>
          <table:table-cell/>
          <table:table-cell office:value-type="float" office:value="0.940438871473354" calcext:value-type="float">
            <text:p>0.940</text:p>
          </table:table-cell>
          <table:table-cell office:value-type="float" office:value="27.2341481861578" calcext:value-type="float">
            <text:p>27.2</text:p>
          </table:table-cell>
        </table:table-row>
        <table:table-row table:style-name="ro1">
          <table:table-cell/>
          <table:table-cell office:value-type="float" office:value="0.55452865064695" calcext:value-type="float">
            <text:p>0.555</text:p>
          </table:table-cell>
          <table:table-cell office:value-type="float" office:value="16.0585827567178" calcext:value-type="float">
            <text:p>16.1</text:p>
          </table:table-cell>
          <table:table-cell/>
          <table:table-cell office:value-type="float" office:value="0.949796472184532" calcext:value-type="float">
            <text:p>0.950</text:p>
          </table:table-cell>
          <table:table-cell office:value-type="float" office:value="27.5051347352738" calcext:value-type="float">
            <text:p>27.5</text:p>
          </table:table-cell>
        </table:table-row>
        <table:table-row table:style-name="ro1">
          <table:table-cell/>
          <table:table-cell office:value-type="float" office:value="0.561797752808989" calcext:value-type="float">
            <text:p>0.562</text:p>
          </table:table-cell>
          <table:table-cell office:value-type="float" office:value="16.2690885231917" calcext:value-type="float">
            <text:p>16.3</text:p>
          </table:table-cell>
          <table:table-cell/>
          <table:table-cell office:value-type="float" office:value="0.952380952380953" calcext:value-type="float">
            <text:p>0.952</text:p>
          </table:table-cell>
          <table:table-cell office:value-type="float" office:value="27.5799786393154" calcext:value-type="float">
            <text:p>27.6</text:p>
          </table:table-cell>
        </table:table-row>
        <table:table-row table:style-name="ro1">
          <table:table-cell/>
          <table:table-cell office:value-type="float" office:value="0.574052812858783" calcext:value-type="float">
            <text:p>0.574</text:p>
          </table:table-cell>
          <table:table-cell office:value-type="float" office:value="16.6239825323083" calcext:value-type="float">
            <text:p>16.6</text:p>
          </table:table-cell>
          <table:table-cell/>
          <table:table-cell office:value-type="float" office:value="0.958772770853308" calcext:value-type="float">
            <text:p>0.959</text:p>
          </table:table-cell>
          <table:table-cell office:value-type="float" office:value="27.765079167096" calcext:value-type="float">
            <text:p>27.8</text:p>
          </table:table-cell>
        </table:table-row>
        <table:table-row table:style-name="ro1">
          <table:table-cell/>
          <table:table-cell office:value-type="float" office:value="0.58027079303675" calcext:value-type="float">
            <text:p>0.580</text:p>
          </table:table-cell>
          <table:table-cell office:value-type="float" office:value="16.8040488808208" calcext:value-type="float">
            <text:p>16.8</text:p>
          </table:table-cell>
          <table:table-cell/>
          <table:table-cell office:value-type="float" office:value="0.99009900990099" calcext:value-type="float">
            <text:p>0.990</text:p>
          </table:table-cell>
          <table:table-cell office:value-type="float" office:value="28.6722550210704" calcext:value-type="float">
            <text:p>28.7</text:p>
          </table:table-cell>
        </table:table-row>
        <table:table-row table:style-name="ro1">
          <table:table-cell/>
          <table:table-cell office:value-type="float" office:value="0.598802395209581" calcext:value-type="float">
            <text:p>0.599</text:p>
          </table:table-cell>
          <table:table-cell office:value-type="float" office:value="17.3407051325037" calcext:value-type="float">
            <text:p>17.3</text:p>
          </table:table-cell>
          <table:table-cell/>
          <table:table-cell office:value-type="float" office:value="0.991735537190083" calcext:value-type="float">
            <text:p>0.992</text:p>
          </table:table-cell>
          <table:table-cell office:value-type="float" office:value="28.7196471781301" calcext:value-type="float">
            <text:p>28.7</text:p>
          </table:table-cell>
        </table:table-row>
        <table:table-row table:style-name="ro1">
          <table:table-cell/>
          <table:table-cell office:value-type="float" office:value="0.615655233069481" calcext:value-type="float">
            <text:p>0.616</text:p>
          </table:table-cell>
          <table:table-cell office:value-type="float" office:value="17.828746086101" calcext:value-type="float">
            <text:p>17.8</text:p>
          </table:table-cell>
          <table:table-cell/>
          <table:table-cell office:value-type="float" office:value="1.02171136653895" calcext:value-type="float">
            <text:p>1.022</text:p>
          </table:table-cell>
          <table:table-cell office:value-type="float" office:value="29.5877165479245" calcext:value-type="float">
            <text:p>29.6</text:p>
          </table:table-cell>
        </table:table-row>
        <table:table-row table:style-name="ro1">
          <table:table-cell/>
          <table:table-cell office:value-type="float" office:value="0.62015503875969" calcext:value-type="float">
            <text:p>0.620</text:p>
          </table:table-cell>
          <table:table-cell office:value-type="float" office:value="17.9590558581588" calcext:value-type="float">
            <text:p>18.0</text:p>
          </table:table-cell>
          <table:table-cell/>
          <table:table-cell office:value-type="float" office:value="1.13378684807256" calcext:value-type="float">
            <text:p>1.134</text:p>
          </table:table-cell>
          <table:table-cell office:value-type="float" office:value="32.8333079039469" calcext:value-type="float">
            <text:p>32.8</text:p>
          </table:table-cell>
        </table:table-row>
        <table:table-row table:style-name="ro1">
          <table:table-cell/>
          <table:table-cell office:value-type="float" office:value="0.634146341463415" calcext:value-type="float">
            <text:p>0.634</text:p>
          </table:table-cell>
          <table:table-cell office:value-type="float" office:value="18.364229679349" calcext:value-type="float">
            <text:p>18.4</text:p>
          </table:table-cell>
          <table:table-cell/>
          <table:table-cell office:value-type="float" office:value="1.143583227446" calcext:value-type="float">
            <text:p>1.144</text:p>
          </table:table-cell>
          <table:table-cell office:value-type="float" office:value="33.1170010345019" calcext:value-type="float">
            <text:p>33.1</text:p>
          </table:table-cell>
        </table:table-row>
        <table:table-row table:style-name="ro1">
          <table:table-cell/>
          <table:table-cell office:value-type="float" office:value="0.650759219088937" calcext:value-type="float">
            <text:p>0.651</text:p>
          </table:table-cell>
          <table:table-cell office:value-type="float" office:value="18.845321629901" calcext:value-type="float">
            <text:p>18.8</text:p>
          </table:table-cell>
          <table:table-cell/>
          <table:table-cell office:value-type="float" office:value="1.15236875800256" calcext:value-type="float">
            <text:p>1.152</text:p>
          </table:table-cell>
          <table:table-cell office:value-type="float" office:value="33.3714210168413" calcext:value-type="float">
            <text:p>33.4</text:p>
          </table:table-cell>
        </table:table-row>
        <table:table-row table:style-name="ro1">
          <table:table-cell/>
          <table:table-cell office:value-type="float" office:value="0.66006600660066" calcext:value-type="float">
            <text:p>0.660</text:p>
          </table:table-cell>
          <table:table-cell office:value-type="float" office:value="19.1148366807136" calcext:value-type="float">
            <text:p>19.1</text:p>
          </table:table-cell>
          <table:table-cell/>
          <table:table-cell office:value-type="float" office:value="1.17241379310345" calcext:value-type="float">
            <text:p>1.172</text:p>
          </table:table-cell>
          <table:table-cell office:value-type="float" office:value="33.9519047387434" calcext:value-type="float">
            <text:p>34.0</text:p>
          </table:table-cell>
        </table:table-row>
        <table:table-row table:style-name="ro1">
          <table:table-cell/>
          <table:table-cell office:value-type="float" office:value="0.697674418604651" calcext:value-type="float">
            <text:p>0.698</text:p>
          </table:table-cell>
          <table:table-cell office:value-type="float" office:value="20.2039378404287" calcext:value-type="float">
            <text:p>20.2</text:p>
          </table:table-cell>
          <table:table-cell/>
          <table:table-cell office:value-type="float" office:value="1.21951219512195" calcext:value-type="float">
            <text:p>1.220</text:p>
          </table:table-cell>
          <table:table-cell office:value-type="float" office:value="35.3158263064404" calcext:value-type="float">
            <text:p>35.3</text:p>
          </table:table-cell>
        </table:table-row>
        <table:table-row table:style-name="ro1">
          <table:table-cell/>
          <table:table-cell office:value-type="float" office:value="0.721153846153846" calcext:value-type="float">
            <text:p>0.721</text:p>
          </table:table-cell>
          <table:table-cell office:value-type="float" office:value="20.8838780562124" calcext:value-type="float">
            <text:p>20.9</text:p>
          </table:table-cell>
          <table:table-cell/>
          <table:table-cell office:value-type="float" office:value="1.28755364806867" calcext:value-type="float">
            <text:p>1.288</text:p>
          </table:table-cell>
          <table:table-cell office:value-type="float" office:value="37.2862372162418" calcext:value-type="float">
            <text:p>37.3</text:p>
          </table:table-cell>
        </table:table-row>
        <table:table-row table:style-name="ro1">
          <table:table-cell/>
          <table:table-cell office:value-type="float" office:value="0.725388601036269" calcext:value-type="float">
            <text:p>0.725</text:p>
          </table:table-cell>
          <table:table-cell office:value-type="float" office:value="21.0065122278723" calcext:value-type="float">
            <text:p>21.0</text:p>
          </table:table-cell>
          <table:table-cell/>
          <table:table-cell office:value-type="float" office:value="1.33729569093611" calcext:value-type="float">
            <text:p>1.337</text:p>
          </table:table-cell>
          <table:table-cell office:value-type="float" office:value="38.7267159199896" calcext:value-type="float">
            <text:p>38.7</text:p>
          </table:table-cell>
        </table:table-row>
        <table:table-row table:style-name="ro1">
          <table:table-cell/>
          <table:table-cell office:value-type="float" office:value="0.759144237405107" calcext:value-type="float">
            <text:p>0.759</text:p>
          </table:table-cell>
          <table:table-cell office:value-type="float" office:value="21.9840409443818" calcext:value-type="float">
            <text:p>22.0</text:p>
          </table:table-cell>
          <table:table-cell/>
          <table:table-cell office:value-type="float" office:value="1.47058823529412" calcext:value-type="float">
            <text:p>1.471</text:p>
          </table:table-cell>
          <table:table-cell office:value-type="float" office:value="42.5867317224723" calcext:value-type="float">
            <text:p>42.6</text:p>
          </table:table-cell>
        </table:table-row>
        <table:table-row table:style-name="ro1">
          <table:table-cell/>
          <table:table-cell office:value-type="float" office:value="0.78125" calcext:value-type="float">
            <text:p>0.781</text:p>
          </table:table-cell>
          <table:table-cell office:value-type="float" office:value="22.6242012275634" calcext:value-type="float">
            <text:p>22.6</text:p>
          </table:table-cell>
          <table:table-cell/>
          <table:table-cell table:style-name="ce7" table:number-columns-repeated="2"/>
        </table:table-row>
      </table:table>
      <table:named-expressions/>
      <table:database-ranges>
        <table:database-range table:name="__Anonymous_Sheet_DB__0" table:target-range-address="Sheet1.B6:Sheet1.G6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22:06:59.608881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7-04-05T04:03:43.424687044</dc:date>
    <dc:creator>Vladislav Wohlrath</dc:creator>
    <meta:editing-duration>PT1H53M32S</meta:editing-duration>
    <meta:editing-cycles>11</meta:editing-cycles>
    <meta:printed-by>Vladislav Wohlrath</meta:printed-by>
    <meta:print-date>2017-04-05T04:03:28.991972953</meta:print-date>
    <meta:document-statistic meta:table-count="2" meta:cell-count="572" meta:object-count="0"/>
  </office:meta>
</office:document-meta>
</file>